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auto-grow-height="true" fo:min-height="16.56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T1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MPRESION 3D</text:p>
            <text:p/>
            <text:p>Presentacion de Desarrollo</text:p>
            <text:p/>
            <text:p><text:a xlink:href="mailto:ChepeCarlos@alswblog.org" xlink:type="simple">ChepeCarlos@alswblog.org</text:a></text:p>
            <text:p>Alsw.net/presentaciones_Libr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537cm" presentation:class="title" presentation:user-transformed="true">
          <draw:text-box>
            <text:p>Punto Deseables, Presentacion: Impresion 3D a fabricar algo Epico </text:p>
          </draw:text-box>
        </draw:frame>
        <draw:frame presentation:style-name="pr4" draw:text-style-name="P1" draw:layer="layout" svg:width="25.199cm" svg:height="16.561cm" svg:x="1.4cm" svg:y="4.024cm" presentation:class="subtitle" presentation:user-transformed="true">
          <draw:text-box>
            <text:list text:style-name="L1">
              <text:list-item>
                <text:p text:style-name="P2">3D Printer != Casa </text:p>
              </text:list-item>
              <text:list-item>
                <text:p text:style-name="P2">Historia … Patentes … Open …. 1984</text:p>
              </text:list-item>
              <text:list-item>
                <text:p text:style-name="P2">Kickstarter … Kickstartes y mas Kickstartes</text:p>
              </text:list-item>
              <text:list-item>
                <text:p text:style-name="P2">Tipos de Impresoras 3D (FDM<text:span text:style-name="T1">, DLP, …)</text:span></text:p>
              </text:list-item>
              <text:list-item>
                <text:p text:style-name="P2"><text:span text:style-name="T1">Demostracion, Miren se mueve </text:span></text:p>
              </text:list-item>
              <text:list-item>
                <text:p text:style-name="P2">Partes Impresora 3d … (Cama, Estrusor, Filamento, Driver, Motores,…)</text:p>
              </text:list-item>
              <text:list-item>
                <text:p text:style-name="P2">Modela algo Sexy (Blender,FreeCad,AutoCAD)</text:p>
              </text:list-item>
              <text:list-item>
                <text:p text:style-name="P2">Repositorios (thingiverse, myminifactory)</text:p>
              </text:list-item>
              <text:list-item>
                <text:p text:style-name="P2">Arma tu Propia 3d, por que si :D</text:p>
              </text:list-item>
              <text:list-item>
                <text:p text:style-name="P2">I <text:s/>&lt;3 <text:s/>LultBot, por que es Sexy y Libre</text:p>
              </text:list-item>
              <text:list-item>
                <text:p text:style-name="P2">El Futuro es en 3D? </text:p>
              </text:list-item>
              <text:list-item>
                <text:p text:style-name="P2">¿Que quieres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21:37:23.291325133</meta:creation-date>
    <dc:date>2016-10-21T13:13:44.746682663</dc:date>
    <meta:editing-duration>PT1H5M25S</meta:editing-duration>
    <meta:editing-cycles>5</meta:editing-cycles>
    <meta:generator>LibreOffice/5.1.4.2$Linux_X86_64 LibreOffice_project/10m0$Build-2</meta:generator>
    <meta:document-statistic meta:object-count="28"/>
  </office:meta>
</office:document-meta>
</file>